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5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1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nique_Store_Name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ILY DOLLAR STOER 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RNTONS 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ILY DOLLAR 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A FOOD MAR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ENDA MEXICANA GUANAJUATO</text:p>
          </table:table-cell>
          <table:table-cell office:value-type="float" office:value="445200" calcext:value-type="float">
            <text:p>445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 <text:s/>GO FOOD MART 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SIERRA TARASCA LLC</text:p>
          </table:table-cell>
          <table:table-cell office:value-type="float" office:value="445200" calcext:value-type="float">
            <text:p>445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ATIN FOOD BAKERY</text:p>
          </table:table-cell>
          <table:table-cell office:value-type="float" office:value="445200" calcext:value-type="float">
            <text:p>445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PPY FOOD MAR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TCO WHOLESALE </text:p>
          </table:table-cell>
          <table:table-cell office:value-type="float" office:value="452910" calcext:value-type="float">
            <text:p>4529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Y FOOD MART I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Y STREET FARMERS MARKE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STBOURNE PKY FOOD CENTER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SH STOP AT REDEEMER LUTHERAN CHURCH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A MURPHYS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ENDLY MAR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RISE MARKE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 A FARMERS MARKE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D MARKET AND S FLOYD TOBACCO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L MASTER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AMAR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VE STAR HALAL MARKET LLC</text:p>
          </table:table-cell>
          <table:table-cell office:value-type="float" office:value="445200" calcext:value-type="float">
            <text:p>445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GAR FOOD MART <text:s/>DELI 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XIE FOOD MAR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RNTONS INC 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HINE GROCERY</text:p>
          </table:table-cell>
          <table:table-cell office:value-type="float" office:value="445110" calcext:value-type="float">
            <text:p>445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EALOT </text:p>
          </table:table-cell>
          <table:table-cell office:value-type="float" office:value="445110" calcext:value-type="float">
            <text:p>445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WEST PETROLEUM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R FOOD MAR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 N GO FOOD MAR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WAY <text:s/>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 GATE FRUIT MARKE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GAR FOOD MART <text:s/>DELI <text:s/>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 N GO FOOD MART 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S FOOD MAR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 FOOD MAR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 MINI MART INC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BOY FOODMAR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 MERCADO PUEBLA LLC</text:p>
          </table:table-cell>
          <table:table-cell office:value-type="float" office:value="445200" calcext:value-type="float">
            <text:p>445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LS 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KETY SPLIT FOOD MAR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DER JOES </text:p>
          </table:table-cell>
          <table:table-cell office:value-type="float" office:value="445110" calcext:value-type="float">
            <text:p>445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ENDLY STOP FOOD MAR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GAR FOOD MART 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AMI FOOD MARKET 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BELLA AIROSA</text:p>
          </table:table-cell>
          <table:table-cell office:value-type="float" office:value="445200" calcext:value-type="float">
            <text:p>445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VESTAR 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A MURPHYS 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TROPICAL</text:p>
          </table:table-cell>
          <table:table-cell office:value-type="float" office:value="445200" calcext:value-type="float">
            <text:p>445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YRNA VALERO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ENIX HILL NULU FARMERS MARKE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SSY LIQUOR <text:s/>GROCERY</text:p>
          </table:table-cell>
          <table:table-cell office:value-type="float" office:value="445110" calcext:value-type="float">
            <text:p>445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FRESH MARKET </text:p>
          </table:table-cell>
          <table:table-cell office:value-type="float" office:value="445110" calcext:value-type="float">
            <text:p>445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 USA 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ITA <text:s/>SON FOOD MART INC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H FOOD MART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CARIBENA</text:p>
          </table:table-cell>
          <table:table-cell office:value-type="float" office:value="445200" calcext:value-type="float">
            <text:p>445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A MURPHYS PIZZA 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PORT SHELL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S 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 USA <text:s/>MARATHON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S SMOKE SHOP</text:p>
          </table:table-cell>
          <table:table-cell office:value-type="float" office:value="445120" calcext:value-type="float">
            <text:p>445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YTHM FOOD MART NO</text:p>
          </table:table-cell>
          <table:table-cell office:value-type="float" office:value="447110" calcext:value-type="float">
            <text:p>4471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7T11:36:02.376076612</dc:date>
    <meta:editing-duration>PT6M23S</meta:editing-duration>
    <meta:editing-cycles>1</meta:editing-cycles>
    <meta:document-statistic meta:table-count="1" meta:cell-count="128" meta:object-count="0"/>
    <meta:generator>LibreOffice/5.1.6.2$Linux_X86_64 LibreOffice_project/10m0$Build-2</meta:generator>
  </office:meta>
</office:document-meta>
</file>